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0066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8.702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7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objectwithoutfill">
      <style:graphic-properties svg:stroke-color="#009900" draw:marker-end="Line_20_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42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4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0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2" style:family="graphic" style:parent-style-name="objectwithoutfill">
      <style:graphic-properties draw:fill="none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4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5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8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59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60" style:family="graphic" style:parent-style-name="objectwithoutfill">
      <style:graphic-properties svg:stroke-color="#009900" draw:fill="none" draw:textarea-vertical-align="middle"/>
    </style:style>
    <style:style style:name="gr61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63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64" style:family="graphic" style:parent-style-name="objectwithoutfill">
      <style:graphic-properties svg:stroke-color="#009900" draw:marker-end="Small_20_Arrow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70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5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/>
    </style:style>
    <style:style style:name="T9" style:family="text">
      <style:text-properties fo:color="#000066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1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or</text:span></text:p>
          </draw:text-box>
        </draw:frame>
        <draw:custom-shape draw:style-name="gr3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1.5cm">
          <draw:text-box>
            <text:p><text:span text:style-name="T2">The location </text:span><text:span text:style-name="T2">indicated </text:span></text:p>
            <text:p><text:span text:style-name="T2">by the hash </text:span><text:span text:style-name="T2">value</text:span></text:p>
          </draw:text-box>
        </draw:frame>
        <draw:custom-shape draw:style-name="gr5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3.677cm">
          <draw:text-box>
            <text:p><text:span text:style-name="T1">Element </text:span><text:span text:style-name="T1">storing</text:span></text:p>
            <text:p><text:span text:style-name="T1">key-value</text:span></text:p>
          </draw:text-box>
        </draw:frame>
        <draw:custom-shape draw:style-name="gr7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3.678cm">
          <draw:text-box>
            <text:p><text:span text:style-name="T1">Empty </text:span><text:span text:style-name="T1">element</text:span></text:p>
          </draw:text-box>
        </draw:frame>
        <draw:custom-shape draw:style-name="gr9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1.501cm">
          <draw:text-box>
            <text:p><text:span text:style-name="T2">Insertion of </text:span><text:span text:style-name="T2">a </text:span></text:p>
            <text:p><text:span text:style-name="T2">new key-</text:span><text:span text:style-name="T2">value pair</text:span></text:p>
          </draw:text-box>
        </draw:frame>
        <draw:custom-shape draw:style-name="gr11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3.681cm">
          <draw:text-box>
            <text:p><text:span text:style-name="T1">Moving </text:span><text:span text:style-name="T1">stored</text:span></text:p>
            <text:p><text:span text:style-name="T2">key-value </text:span><text:span text:style-name="T2">pair</text:span></text:p>
          </draw:text-box>
        </draw:frame>
        <draw:custom-shape draw:style-name="gr13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5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11.01cm" svg:y="6cm">
          <draw:text-box>
            <text:p><text:span text:style-name="T1">Locator will </text:span><text:span text:style-name="T1">be </text:span><text:span text:style-name="T1">disconnecte</text:span><text:span text:style-name="T1">d.</text:span></text:p>
          </draw:text-box>
        </draw:frame>
        <draw:line draw:style-name="gr17" draw:text-style-name="P2" draw:layer="layout" svg:x1="9.01cm" svg:y1="6.5cm" svg:x2="11.01cm" svg:y2="6.5cm">
          <text:p/>
        </draw:line>
        <draw:line draw:style-name="gr17" draw:text-style-name="P2" draw:layer="layout" svg:x1="11.01cm" svg:y1="7.5cm" svg:x2="9.01cm" svg:y2="7.5cm">
          <text:p/>
        </draw:line>
        <draw:frame draw:style-name="gr16" draw:text-style-name="P3" draw:layer="layout" svg:width="8.634cm" svg:height="1cm" svg:x="11.01cm" svg:y="7cm">
          <draw:text-box>
            <text:p><text:span text:style-name="T2">Locator will </text:span><text:span text:style-name="T2">be </text:span><text:span text:style-name="T2">disconnecte</text:span><text:span text:style-name="T2">d.</text:span></text:p>
          </draw:text-box>
        </draw:frame>
        <draw:g>
          <draw:line draw:style-name="gr18" draw:text-style-name="P2" draw:layer="layout" svg:x1="4.749cm" svg:y1="8.291cm" svg:x2="4.249cm" svg:y2="8.704cm">
            <text:p/>
          </draw:line>
          <draw:line draw:style-name="gr18" draw:text-style-name="P2" draw:layer="layout" svg:x1="4.399cm" svg:y1="8.291cm" svg:x2="4.599cm" svg:y2="8.704cm">
            <text:p/>
          </draw:line>
        </draw:g>
        <draw:frame draw:style-name="gr19" draw:text-style-name="P1" draw:layer="layout" svg:width="9.202cm" svg:height="0.962cm" svg:x="5.016cm" svg:y="8.023cm">
          <draw:text-box>
            <text:p><text:span text:style-name="T1">Cutting a </text:span><text:span text:style-name="T1">connection </text:span><text:span text:style-name="T1">of locator.</text:span></text:p>
          </draw:text-box>
        </draw:frame>
        <draw:custom-shape draw:style-name="gr20" draw:text-style-name="P5" draw:layer="layout" svg:width="23.5cm" svg:height="17.5cm" svg:x="2.75cm" svg:y="1.2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021cm">
          <draw:text-box>
            <text:p><text:span text:style-name="T4">idx_X</text:span></text:p>
          </draw:text-box>
        </draw:frame>
        <draw:frame draw:style-name="gr22" draw:text-style-name="P8" draw:layer="layout" svg:width="3.355cm" svg:height="0.962cm" svg:x="3.495cm" svg:y="12.021cm">
          <draw:text-box>
            <text:p><text:span text:style-name="T4">prevIdx_X</text:span></text:p>
          </draw:text-box>
        </draw:frame>
        <draw:frame draw:style-name="gr23" draw:text-style-name="P7" draw:layer="layout" svg:width="3.321cm" svg:height="0.962cm" svg:x="3.517cm" svg:y="14.021cm">
          <draw:text-box>
            <text:p><text:span text:style-name="T4">nextIdx_X</text:span></text:p>
          </draw:text-box>
        </draw:frame>
        <draw:frame draw:style-name="gr24" draw:text-style-name="P8" draw:layer="layout" svg:width="2.509cm" svg:height="0.962cm" svg:x="4.336cm" svg:y="15.521cm">
          <draw:text-box>
            <text:p><text:span text:style-name="T4">prev_X</text:span></text:p>
          </draw:text-box>
        </draw:frame>
        <draw:frame draw:style-name="gr25" draw:text-style-name="P8" draw:layer="layout" svg:width="2.475cm" svg:height="0.962cm" svg:x="4.372cm" svg:y="16.518cm">
          <draw:text-box>
            <text:p><text:span text:style-name="T4">next_X</text:span></text:p>
          </draw:text-box>
        </draw:frame>
        <draw:frame draw:style-name="gr26" draw:text-style-name="P8" draw:layer="layout" svg:width="4.058cm" svg:height="0.962cm" svg:x="2.782cm" svg:y="17.518cm">
          <draw:text-box>
            <text:p><text:span text:style-name="T4">prev2next_</text:span><text:span text:style-name="T4">X</text:span></text:p>
          </draw:text-box>
        </draw:frame>
        <draw:frame draw:style-name="gr27" draw:text-style-name="P9" draw:layer="layout" svg:width="8.181cm" svg:height="0.962cm" svg:x="6.537cm" svg:y="12.0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9.5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9.522cm">
          <draw:text-box>
            <text:p>: first index indicated by the symbol of <text:s text:c="8"/>.</text:p>
          </draw:text-box>
        </draw:frame>
        <draw:frame draw:style-name="gr30" draw:text-style-name="P8" draw:layer="layout" svg:width="1.205cm" svg:height="0.962cm" svg:x="5.572cm" svg:y="10.5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0.523cm">
          <draw:text-box>
            <text:p>: empty element’s index <text:s/>indicated by the symbol of <text:s text:c="8"/>.</text:p>
          </draw:text-box>
        </draw:frame>
        <draw:custom-shape draw:style-name="gr3" draw:text-style-name="P4" draw:layer="layout" svg:width="1.5cm" svg:height="0.55cm" svg:x="17.523cm" svg:y="9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0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0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5.527cm">
          <draw:text-box>
            <text:p>: distance between <text:span text:style-name="T5">‘prev’ and </text:span><text:span text:style-name="T5">‘_</text:span>X’.</text:p>
          </draw:text-box>
        </draw:frame>
        <draw:frame draw:style-name="gr36" draw:text-style-name="P9" draw:layer="layout" svg:width="10.057cm" svg:height="0.962cm" svg:x="6.539cm" svg:y="16.527cm">
          <draw:text-box>
            <text:p>: distance between <text:span text:style-name="T5">‘next’ and </text:span><text:span text:style-name="T5">‘_</text:span>X’.</text:p>
          </draw:text-box>
        </draw:frame>
        <draw:frame draw:style-name="gr37" draw:text-style-name="P9" draw:layer="layout" svg:width="10.514cm" svg:height="0.962cm" svg:x="6.54cm" svg:y="17.527cm">
          <draw:text-box>
            <text:p>: distance between <text:span text:style-name="T5">‘prev’ and </text:span><text:span text:style-name="T5">‘next</text:span>’.</text:p>
          </draw:text-box>
        </draw:frame>
        <draw:path draw:style-name="gr38" draw:text-style-name="P2" draw:layer="layout" svg:width="1.847cm" svg:height="2.881cm" draw:transform="rotate (-1.03899450371222) translate (22.4361563259408cm 4.11671188498726cm)" svg:viewBox="0 0 1848 2882" svg:d="M0 2827c819 481 2467-2320 1605-2827">
          <text:p/>
        </draw:path>
      </draw:page>
      <draw:page draw:name="page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1 </text:span><text:span text:style-name="T6">(hard)’</text:span><text:span text:style-name="T7">.</text:span></text:p>
          </draw:text-box>
        </draw:frame>
      </draw:page>
      <draw:page draw:name="page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2 </text:span><text:span text:style-name="T6">(hard)’</text:span><text:span text:style-name="T7">.</text:span></text:p>
          </draw:text-box>
        </draw:frame>
      </draw:page>
      <draw:page draw:name="page5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3 </text:span><text:span text:style-name="T6">(hard)’</text:span><text:span text:style-name="T7">.</text:span></text:p>
          </draw:text-box>
        </draw:frame>
      </draw:page>
      <draw:page draw:name="page7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4 </text:span><text:span text:style-name="T6">(hard)’</text:span><text:span text:style-name="T7">.</text:span></text:p>
          </draw:text-box>
        </draw:frame>
      </draw:page>
      <draw:page draw:name="page9" draw:style-name="dp1" draw:master-page-name="標準">
        <draw:line draw:style-name="gr42" draw:text-style-name="P2" draw:layer="layout" svg:x1="14.5cm" svg:y1="11.002cm" svg:x2="14.5cm" svg:y2="7.002cm">
          <text:p/>
        </draw:line>
        <draw:line draw:style-name="gr42" draw:text-style-name="P11" draw:layer="layout" svg:x1="7cm" svg:y1="12.001cm" svg:x2="7cm" svg:y2="11.302cm">
          <text:p/>
        </draw:line>
        <draw:line draw:style-name="gr42" draw:text-style-name="P11" draw:layer="layout" svg:x1="10cm" svg:y1="12.002cm" svg:x2="10cm" svg:y2="11.302cm">
          <text:p/>
        </draw:line>
        <draw:line draw:style-name="gr42" draw:text-style-name="P2" draw:layer="layout" svg:x1="5.5cm" svg:y1="11.003cm" svg:x2="5.5cm" svg:y2="7.003cm">
          <text:p/>
        </draw:line>
        <draw:line draw:style-name="gr42" draw:text-style-name="P2" draw:layer="layout" svg:x1="8.5cm" svg:y1="11.003cm" svg:x2="8.5cm" svg:y2="7.003cm">
          <text:p/>
        </draw:line>
        <draw:line draw:style-name="gr42" draw:text-style-name="P2" draw:layer="layout" svg:x1="11.5cm" svg:y1="11.003cm" svg:x2="11.5cm" svg:y2="7.003cm">
          <text:p/>
        </draw:line>
        <draw:custom-shape draw:style-name="gr5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3cm" svg:x2="6cm" svg:y2="6.003cm">
          <text:p/>
        </draw:line>
        <draw:line draw:style-name="gr44" draw:text-style-name="P2" draw:layer="layout" svg:x1="7cm" svg:y1="6.003cm" svg:x2="9cm" svg:y2="6.003cm">
          <text:p/>
        </draw:line>
        <draw:line draw:style-name="gr44" draw:text-style-name="P2" draw:layer="layout" svg:x1="10cm" svg:y1="8.003cm" svg:x2="8cm" svg:y2="8.003cm">
          <text:p/>
        </draw:line>
        <draw:custom-shape draw:style-name="gr3" draw:text-style-name="P4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3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frame draw:style-name="gr46" draw:text-style-name="P13" draw:layer="layout" svg:width="4.583cm" svg:height="1.673cm" svg:x="7.706cm" svg:y="8.703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7" draw:text-style-name="P12" draw:layer="layout" svg:width="2.585cm" svg:height="0.962cm" svg:x="3cm" svg:y="2.731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5.502cm" svg:y="8.698cm">
          <draw:text-box>
            <text:p><text:span text:style-name="T10">Ope. </text:span><text:span text:style-name="T10">1.</text:span></text:p>
          </draw:text-box>
        </draw:frame>
        <draw:frame draw:style-name="gr48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49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7cm" svg:y1="11.786cm" svg:x2="10cm" svg:y2="11.786cm">
          <text:p/>
        </draw:line>
        <draw:frame draw:style-name="gr51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8.501cm" svg:y1="9.495cm" svg:x2="8.501cm" svg:y2="9.495cm">
          <text:p/>
        </draw:line>
        <draw:frame draw:style-name="gr53" draw:text-style-name="P13" draw:layer="layout" svg:width="2.016cm" svg:height="1.673cm" svg:x="9.001cm" svg:y="6.19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line draw:style-name="gr54" draw:text-style-name="P2" draw:layer="layout" svg:x1="7.002cm" svg:y1="8.002cm" svg:x2="5.002cm" svg:y2="8.002cm">
          <text:p/>
        </draw:line>
        <draw:custom-shape draw:style-name="gr55" draw:text-style-name="P2" draw:layer="layout" svg:width="2cm" svg:height="2cm" svg:x="12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0" draw:layer="layout" svg:width="5.574cm" svg:height="1.673cm" svg:x="12cm" svg:y="3.533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3" draw:text-style-name="P5" draw:layer="layout" svg:width="2.1cm" svg:height="2.1cm" svg:x="11.95cm" svg:y="5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2.001cm" svg:y="2.733cm">
          <draw:text-box>
            <text:p><text:span text:style-name="T8">Ope. 2.</text:span></text:p>
          </draw:text-box>
        </draw:frame>
        <draw:custom-shape draw:style-name="gr9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57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38" draw:text-style-name="P2" draw:layer="layout" svg:width="1.799cm" svg:height="2.624cm" draw:transform="rotate (-1.03899450371222) translate (12.2062980366282cm 6.70294670169458cm)" svg:viewBox="0 0 1800 2625" svg:d="M1565 0c819 482-703 3067-1565 2560">
          <text:p/>
        </draw:path>
        <draw:path draw:style-name="gr58" draw:text-style-name="P2" draw:layer="layout" svg:width="6.315cm" svg:height="3.465cm" draw:transform="skewX (0.530580092606276) rotate (0.669508301065025) translate (6.9933372791143cm 5.93504774465505cm)" svg:viewBox="0 0 6316 3466" svg:d="M0 54c735-475 5902 2317 6316 3412">
          <text:p/>
        </draw:path>
        <draw:path draw:style-name="gr59" draw:text-style-name="P2" draw:layer="layout" svg:width="5.499cm" svg:height="0.749cm" svg:x="7.503cm" svg:y="8.016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</draw:page>
      <draw:page draw:name="page1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5 </text:span><text:span text:style-name="T6">(hard)’</text:span><text:span text:style-name="T7">.</text:span></text:p>
          </draw:text-box>
        </draw:frame>
      </draw:page>
      <draw:page draw:name="page11" draw:style-name="dp1" draw:master-page-name="標準"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11" draw:layer="layout" svg:x1="7cm" svg:y1="12cm" svg:x2="7cm" svg:y2="11.301cm">
          <text:p/>
        </draw:line>
        <draw:line draw:style-name="gr42" draw:text-style-name="P11" draw:layer="layout" svg:x1="10cm" svg:y1="12.001cm" svg:x2="10cm" svg:y2="11.301cm">
          <text:p/>
        </draw:line>
        <draw:line draw:style-name="gr42" draw:text-style-name="P2" draw:layer="layout" svg:x1="5.5cm" svg:y1="11.002cm" svg:x2="5.5cm" svg:y2="7.002cm">
          <text:p/>
        </draw:line>
        <draw:line draw:style-name="gr42" draw:text-style-name="P2" draw:layer="layout" svg:x1="8.5cm" svg:y1="11.002cm" svg:x2="8.5cm" svg:y2="7.002cm">
          <text:p/>
        </draw:line>
        <draw:line draw:style-name="gr42" draw:text-style-name="P2" draw:layer="layout" svg:x1="11.5cm" svg:y1="11.002cm" svg:x2="11.5cm" svg:y2="7.002cm">
          <text:p/>
        </draw:line>
        <draw:custom-shape draw:style-name="gr5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2cm" svg:x2="6cm" svg:y2="6.002cm">
          <text:p/>
        </draw:line>
        <draw:line draw:style-name="gr44" draw:text-style-name="P2" draw:layer="layout" svg:x1="7cm" svg:y1="6.002cm" svg:x2="9cm" svg:y2="6.002cm">
          <text:p/>
        </draw:line>
        <draw:line draw:style-name="gr44" draw:text-style-name="P2" draw:layer="layout" svg:x1="10cm" svg:y1="8.002cm" svg:x2="8cm" svg:y2="8.002cm">
          <text:p/>
        </draw:line>
        <draw:custom-shape draw:style-name="gr3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9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frame draw:style-name="gr46" draw:text-style-name="P13" draw:layer="layout" svg:width="4.583cm" svg:height="1.673cm" svg:x="7.706cm" svg:y="8.702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3cm">
          <draw:text-box>
            <text:p><text:span text:style-name="T9">Ope. 0.</text:span></text:p>
          </draw:text-box>
        </draw:frame>
        <draw:frame draw:style-name="gr47" draw:text-style-name="P13" draw:layer="layout" svg:width="2.585cm" svg:height="0.962cm" svg:x="5.502cm" svg:y="8.697cm">
          <draw:text-box>
            <text:p><text:span text:style-name="T10">Ope. 1.</text:span></text:p>
          </draw:text-box>
        </draw:frame>
        <draw:frame draw:style-name="gr48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49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0" draw:text-style-name="P11" draw:layer="layout" svg:x1="7cm" svg:y1="11.785cm" svg:x2="10cm" svg:y2="11.785cm">
          <text:p/>
        </draw:line>
        <draw:frame draw:style-name="gr51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8.501cm" svg:y1="9.494cm" svg:x2="8.501cm" svg:y2="9.494cm">
          <text:p/>
        </draw:line>
        <draw:frame draw:style-name="gr53" draw:text-style-name="P13" draw:layer="layout" svg:width="2.016cm" svg:height="1.673cm" svg:x="9.001cm" svg:y="6.189cm">
          <draw:text-box>
            <text:p><text:span text:style-name="T10">key-</text:span></text:p>
            <text:p><text:span text:style-name="T10">value</text:span></text:p>
          </draw:text-box>
        </draw:frame>
        <draw:line draw:style-name="gr54" draw:text-style-name="P2" draw:layer="layout" svg:x1="7.002cm" svg:y1="8.001cm" svg:x2="5.002cm" svg:y2="8.001cm">
          <text:p/>
        </draw:line>
        <draw:custom-shape draw:style-name="gr55" draw:text-style-name="P2" draw:layer="layout" svg:width="2cm" svg:height="2cm" svg:x="12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0" draw:layer="layout" svg:width="5.574cm" svg:height="1.673cm" svg:x="12cm" svg:y="3.532cm">
          <draw:text-box>
            <text:p><text:span text:style-name="T8">New </text:span><text:span text:style-name="T8">insertion of </text:span><text:span text:style-name="T8">a</text:span></text:p>
            <text:p><text:span text:style-name="T8">key-value </text:span><text:span text:style-name="T8">pair.</text:span></text:p>
          </draw:text-box>
        </draw:frame>
        <draw:custom-shape draw:style-name="gr1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2.001cm" svg:y="2.732cm">
          <draw:text-box>
            <text:p><text:span text:style-name="T8">Ope. 2.</text:span></text:p>
          </draw:text-box>
        </draw:frame>
        <draw:frame draw:style-name="gr53" draw:text-style-name="P10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custom-shape draw:style-name="gr5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6.001cm" svg:y1="6.001cm" svg:x2="18.001cm" svg:y2="6.001cm">
          <text:p/>
        </draw:line>
        <draw:line draw:style-name="gr43" draw:text-style-name="P2" draw:layer="layout" svg:x1="19.001cm" svg:y1="8.001cm" svg:x2="17.001cm" svg:y2="8.001cm">
          <text:p/>
        </draw:line>
        <draw:line draw:style-name="gr61" draw:text-style-name="P2" draw:layer="layout" svg:x1="13cm" svg:y1="6.003cm" svg:x2="15cm" svg:y2="6.003cm">
          <text:p/>
        </draw:line>
        <draw:line draw:style-name="gr61" draw:text-style-name="P2" draw:layer="layout" svg:x1="16cm" svg:y1="8.003cm" svg:x2="14cm" svg:y2="8.003cm">
          <text:p/>
        </draw:line>
        <draw:frame draw:style-name="gr57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62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63" draw:text-style-name="P2" draw:layer="layout" svg:width="5.499cm" svg:height="0.749cm" svg:x="10.5cm" svg:y="8.003cm" svg:viewBox="0 0 5500 750" svg:d="M5500 0c-500 1000-5000 1000-5500 0">
          <text:p/>
        </draw:path>
        <draw:path draw:style-name="gr64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38" draw:text-style-name="P2" draw:layer="layout" svg:width="1.799cm" svg:height="2.624cm" draw:transform="rotate (-1.03899450371222) translate (12.2062980366282cm 6.70194670169458cm)" svg:viewBox="0 0 1800 2625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5cm" svg:height="3.465cm" draw:transform="skewX (0.530580092606276) rotate (0.669508301065025) translate (6.9933372791143cm 5.93404774465505cm)" svg:viewBox="0 0 6316 3466" svg:d="M0 54c735-475 5902 2317 6316 3412">
          <text:p/>
        </draw:path>
        <draw:path draw:style-name="gr59" draw:text-style-name="P2" draw:layer="layout" svg:width="5.499cm" svg:height="0.749cm" svg:x="7.503cm" svg:y="8.015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9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6 </text:span><text:span text:style-name="T6">(hard)’</text:span><text:span text:style-name="T7">.</text:span></text:p>
          </draw:text-box>
        </draw:frame>
      </draw:page>
      <draw:page draw:name="page13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2cm" svg:x2="16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1.</text:span></text:p>
          </draw:text-box>
        </draw:frame>
        <draw:frame draw:style-name="gr57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" draw:layer="layout" svg:x1="16cm" svg:y1="6.003cm" svg:x2="18cm" svg:y2="6.003cm">
          <text:p/>
        </draw:line>
        <draw:line draw:style-name="gr61" draw:text-style-name="P2" draw:layer="layout" svg:x1="19cm" svg:y1="8cm" svg:x2="17cm" svg:y2="8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tion of </text:span><text:span text:style-name="T8">a</text:span></text:p>
            <text:p><text:span text:style-name="T8">key-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8.001cm" svg:y="2.731cm">
          <draw:text-box>
            <text:p><text:span text:style-name="T8">Ope. 2.</text:span></text:p>
          </draw:text-box>
        </draw:frame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7 </text:span><text:span text:style-name="T6">(hard)’</text:span><text:span text:style-name="T7">.</text:span></text:p>
          </draw:text-box>
        </draw:frame>
      </draw:page>
      <draw:page draw:name="page15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2" draw:layer="layout" svg:x1="20.5cm" svg:y1="11.001cm" svg:x2="20.5cm" svg:y2="7.001cm">
          <text:p/>
        </draw:line>
        <draw:line draw:style-name="gr42" draw:text-style-name="P2" draw:layer="layout" svg:x1="23.5cm" svg:y1="11.001cm" svg:x2="23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line draw:style-name="gr43" draw:text-style-name="P2" draw:layer="layout" svg:x1="22cm" svg:y1="6.001cm" svg:x2="24cm" svg:y2="6.001cm">
          <text:p/>
        </draw:line>
        <draw:line draw:style-name="gr43" draw:text-style-name="P2" draw:layer="layout" svg:x1="25cm" svg:y1="8.001cm" svg:x2="23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1.</text:span></text:p>
          </draw:text-box>
        </draw:frame>
        <draw:frame draw:style-name="gr57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62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0" draw:text-style-name="P11" draw:layer="layout" svg:x1="19cm" svg:y1="11.784cm" svg:x2="22cm" svg:y2="11.784cm">
          <text:p/>
        </draw:line>
        <draw:frame draw:style-name="gr7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0" draw:text-style-name="P11" draw:layer="layout" svg:x1="16cm" svg:y1="12.784cm" svg:x2="22cm" svg:y2="12.787cm">
          <text:p/>
        </draw:line>
        <draw:frame draw:style-name="gr72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" draw:layer="layout" svg:x1="16cm" svg:y1="6.003cm" svg:x2="18cm" svg:y2="6.003cm">
          <text:p/>
        </draw:line>
        <draw:line draw:style-name="gr61" draw:text-style-name="P2" draw:layer="layout" svg:x1="19cm" svg:y1="8cm" svg:x2="17cm" svg:y2="8cm">
          <text:p/>
        </draw:line>
        <draw:line draw:style-name="gr61" draw:text-style-name="P2" draw:layer="layout" svg:x1="19cm" svg:y1="6.003cm" svg:x2="21cm" svg:y2="6.003cm">
          <text:p/>
        </draw:line>
        <draw:line draw:style-name="gr61" draw:text-style-name="P2" draw:layer="layout" svg:x1="22cm" svg:y1="8.003cm" svg:x2="20cm" svg:y2="8.003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tion of </text:span><text:span text:style-name="T8">a</text:span></text:p>
            <text:p><text:span text:style-name="T8">key-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5.499cm" svg:height="0.749cm" svg:x="16.5cm" svg:y="8.003cm" svg:viewBox="0 0 5500 750" svg:d="M5500 0c-500 1000-5000 1000-5500 0">
          <text:p/>
        </draw:path>
        <draw:frame draw:style-name="gr47" draw:text-style-name="P10" draw:layer="layout" svg:width="2.585cm" svg:height="0.962cm" svg:x="18.001cm" svg:y="2.731cm">
          <draw:text-box>
            <text:p><text:span text:style-name="T8">Ope. 2.</text:span></text:p>
          </draw:text-box>
        </draw:frame>
        <draw:path draw:style-name="gr64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8 </text:span><text:span text:style-name="T6">(hard)’</text:span><text:span text:style-name="T7">.</text:span></text:p>
          </draw:text-box>
        </draw:frame>
      </draw:page>
      <draw:page draw:name="page17" draw:style-name="dp1" draw:master-page-name="標準"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2" draw:layer="layout" svg:x1="5.5cm" svg:y1="11cm" svg:x2="5.5cm" svg:y2="7cm">
          <text:p/>
        </draw:line>
        <draw:line draw:style-name="gr42" draw:text-style-name="P2" draw:layer="layout" svg:x1="8.5cm" svg:y1="11cm" svg:x2="8.5cm" svg:y2="7cm">
          <text:p/>
        </draw:line>
        <draw:line draw:style-name="gr42" draw:text-style-name="P2" draw:layer="layout" svg:x1="11.5cm" svg:y1="11cm" svg:x2="11.5cm" svg:y2="7cm">
          <text:p/>
        </draw:line>
        <draw:line draw:style-name="gr42" draw:text-style-name="P2" draw:layer="layout" svg:x1="14.5cm" svg:y1="11cm" svg:x2="14.5cm" svg:y2="7cm">
          <text:p/>
        </draw:line>
        <draw:line draw:style-name="gr42" draw:text-style-name="P2" draw:layer="layout" svg:x1="17.5cm" svg:y1="11cm" svg:x2="17.5cm" svg:y2="7cm">
          <text:p/>
        </draw:line>
        <draw:line draw:style-name="gr42" draw:text-style-name="P2" draw:layer="layout" svg:x1="20.5cm" svg:y1="11cm" svg:x2="20.5cm" svg:y2="7cm">
          <text:p/>
        </draw:line>
        <draw:line draw:style-name="gr42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61" draw:text-style-name="P2" draw:layer="layout" svg:x1="7cm" svg:y1="6cm" svg:x2="9cm" svg:y2="6cm">
          <text:p/>
        </draw:line>
        <draw:line draw:style-name="gr61" draw:text-style-name="P2" draw:layer="layout" svg:x1="10cm" svg:y1="8cm" svg:x2="8cm" svg:y2="8cm">
          <text:p/>
        </draw:line>
        <draw:line draw:style-name="gr61" draw:text-style-name="P2" draw:layer="layout" svg:x1="10cm" svg:y1="6cm" svg:x2="12cm" svg:y2="6cm">
          <text:p/>
        </draw:line>
        <draw:line draw:style-name="gr61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70" draw:text-style-name="P2" draw:layer="layout" svg:x1="19cm" svg:y1="8cm" svg:x2="17cm" svg:y2="8cm">
          <text:p/>
        </draw:line>
        <draw:line draw:style-name="gr70" draw:text-style-name="P2" draw:layer="layout" svg:x1="19cm" svg:y1="6cm" svg:x2="21cm" svg:y2="6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frame draw:style-name="gr56" draw:text-style-name="P10" draw:layer="layout" svg:width="5.574cm" svg:height="1.673cm" svg:x="9cm" svg:y="3.528cm">
          <draw:text-box>
            <text:p><text:span text:style-name="T8">New </text:span><text:span text:style-name="T8">insertion of </text:span><text:span text:style-name="T8">a</text:span></text:p>
            <text:p><text:span text:style-name="T8">key-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8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63" draw:text-style-name="P2" draw:layer="layout" svg:width="5.499cm" svg:height="0.749cm" svg:x="7.5cm" svg:y="8cm" svg:viewBox="0 0 5500 750" svg:d="M5500 0c-500 1000-5000 1000-5500 0">
          <text:p/>
        </draw:path>
        <draw:line draw:style-name="gr52" draw:text-style-name="P2" draw:layer="layout" svg:x1="17.5cm" svg:y1="9.5cm" svg:x2="17.5cm" svg:y2="9.5cm">
          <text:p/>
        </draw:line>
        <draw:path draw:style-name="gr38" draw:text-style-name="P2" draw:layer="layout" svg:width="4.628cm" svg:height="7.803cm" draw:transform="skewX (-1.03132523402635E-016) rotate (-1.03899450371222) translate (16.707616430811cm 4.10364121835148cm)" svg:viewBox="0 0 4629 7804" svg:d="M0 7782c819 482 5383-7275 4521-7782">
          <text:p/>
        </draw:path>
        <draw:frame draw:style-name="gr46" draw:text-style-name="P13" draw:layer="layout" svg:width="4.583cm" svg:height="1.673cm" svg:x="13.706cm" svg:y="8.7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8cm">
          <draw:text-box>
            <text:p><text:span text:style-name="T9">Ope. 0.</text:span></text:p>
          </draw:text-box>
        </draw:frame>
        <draw:frame draw:style-name="gr47" draw:text-style-name="P10" draw:layer="layout" svg:width="2.585cm" svg:height="0.962cm" svg:x="9.001cm" svg:y="2.728cm">
          <draw:text-box>
            <text:p><text:span text:style-name="T8">Ope. 2.</text:span></text:p>
          </draw:text-box>
        </draw:frame>
        <draw:frame draw:style-name="gr47" draw:text-style-name="P13" draw:layer="layout" svg:width="2.585cm" svg:height="0.962cm" svg:x="11.502cm" svg:y="8.695cm">
          <draw:text-box>
            <text:p><text:span text:style-name="T10">Ope. 1.</text:span></text:p>
          </draw:text-box>
        </draw:frame>
        <draw:frame draw:style-name="gr53" draw:text-style-name="P13" draw:layer="layout" svg:width="2.016cm" svg:height="1.673cm" svg:x="18cm" svg:y="6.195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0" draw:text-style-name="P2" draw:layer="layout" svg:x1="8.435cm" svg:y1="7.794cm" svg:x2="7.935cm" svg:y2="8.207cm">
            <text:p/>
          </draw:line>
          <draw:line draw:style-name="gr60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57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62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48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6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49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0" draw:text-style-name="P11" draw:layer="layout" svg:x1="7cm" svg:y1="11.774cm" svg:x2="10cm" svg:y2="11.774cm">
          <text:p/>
        </draw:line>
        <draw:frame draw:style-name="gr67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0" draw:text-style-name="P11" draw:layer="layout" svg:x1="10cm" svg:y1="11.771cm" svg:x2="13cm" svg:y2="11.771cm">
          <text:p/>
        </draw:line>
        <draw:frame draw:style-name="gr7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0" draw:text-style-name="P11" draw:layer="layout" svg:x1="7cm" svg:y1="12.771cm" svg:x2="13cm" svg:y2="12.774cm">
          <text:p/>
        </draw:line>
        <draw:frame draw:style-name="gr72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0" draw:text-style-name="P11" draw:layer="layout" svg:x1="16cm" svg:y1="11.78cm" svg:x2="19cm" svg:y2="11.78cm">
          <text:p/>
        </draw:line>
        <draw:frame draw:style-name="gr51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0" draw:text-style-name="P11" draw:layer="layout" svg:x1="19cm" svg:y1="11.777cm" svg:x2="22cm" svg:y2="11.777cm">
          <text:p/>
        </draw:line>
        <draw:frame draw:style-name="gr68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0" draw:text-style-name="P11" draw:layer="layout" svg:x1="16cm" svg:y1="12.777cm" svg:x2="22cm" svg:y2="12.78cm">
          <text:p/>
        </draw:line>
        <draw:frame draw:style-name="gr69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0" draw:text-style-name="P2" draw:layer="layout" svg:x1="16cm" svg:y1="6cm" svg:x2="18cm" svg:y2="6cm">
          <text:p/>
        </draw:line>
        <draw:line draw:style-name="gr70" draw:text-style-name="P2" draw:layer="layout" svg:x1="22.001cm" svg:y1="8cm" svg:x2="20.001cm" svg:y2="8cm">
          <text:p/>
        </draw:line>
      </draw:page>
      <draw:page draw:name="page1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09 </text:span><text:span text:style-name="T6">(hard)’</text:span><text:span text:style-name="T7">.</text:span></text:p>
          </draw:text-box>
        </draw:frame>
      </draw:page>
      <draw:page draw:name="page1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2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10 </text:span><text:span text:style-name="T6">(hard)’</text:span><text:span text:style-name="T7">.</text:span></text:p>
          </draw:text-box>
        </draw:frame>
      </draw:page>
      <draw:page draw:name="page21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2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page </text:span><text:span text:style-name="T1">is </text:span><text:span text:style-name="T6">‘insertion </text:span><text:span text:style-name="T6">case11 </text:span><text:span text:style-name="T6">(har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</text:span><text:span text:style-name="T8">!</text:span></text:p>
          </draw:text-box>
        </draw:frame>
      </draw:page>
      <draw:page draw:name="page24" draw:style-name="dp1" draw:master-page-name="標準">
        <draw:frame draw:style-name="gr73" draw:text-style-name="P1" draw:layer="layout" svg:width="5.862cm" svg:height="0.962cm" svg:x="3.6cm" svg:y="7.8cm">
          <draw:text-box>
            <text:p><text:span text:style-name="T1">Next page </text:span><text:span text:style-name="T1">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74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43" draw:text-style-name="P2" draw:layer="layout" svg:x1="7cm" svg:y1="6cm" svg:x2="9cm" svg:y2="6cm">
          <text:p/>
        </draw:line>
        <draw:line draw:style-name="gr43" draw:text-style-name="P2" draw:layer="layout" svg:x1="10cm" svg:y1="8cm" svg:x2="8cm" svg:y2="8cm">
          <text:p/>
        </draw:line>
        <draw:line draw:style-name="gr43" draw:text-style-name="P2" draw:layer="layout" svg:x1="10cm" svg:y1="6cm" svg:x2="12cm" svg:y2="6cm">
          <text:p/>
        </draw:line>
        <draw:line draw:style-name="gr43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43" draw:text-style-name="P2" draw:layer="layout" svg:x1="16cm" svg:y1="6cm" svg:x2="18cm" svg:y2="6cm">
          <text:p/>
        </draw:line>
        <draw:line draw:style-name="gr43" draw:text-style-name="P2" draw:layer="layout" svg:x1="19cm" svg:y1="8cm" svg:x2="17cm" svg:y2="8cm">
          <text:p/>
        </draw:line>
        <draw:line draw:style-name="gr43" draw:text-style-name="P2" draw:layer="layout" svg:x1="19cm" svg:y1="6cm" svg:x2="21cm" svg:y2="6cm">
          <text:p/>
        </draw:line>
        <draw:line draw:style-name="gr43" draw:text-style-name="P2" draw:layer="layout" svg:x1="22cm" svg:y1="8cm" svg:x2="20cm" svg:y2="8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75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keys are</text:span></text:p>
            <text:p><text:span text:style-name="T9">already </text:span><text:span text:style-name="T9">inserte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2" draw:layer="layout" svg:x1="7cm" svg:y1="5.998cm" svg:x2="9cm" svg:y2="5.998cm">
          <text:p/>
        </draw:line>
        <draw:line draw:style-name="gr61" draw:text-style-name="P2" draw:layer="layout" svg:x1="10cm" svg:y1="8cm" svg:x2="8cm" svg:y2="7.998cm">
          <text:p/>
        </draw:line>
        <draw:line draw:style-name="gr61" draw:text-style-name="P2" draw:layer="layout" svg:x1="10cm" svg:y1="5.998cm" svg:x2="12cm" svg:y2="5.998cm">
          <text:p/>
        </draw:line>
        <draw:line draw:style-name="gr61" draw:text-style-name="P2" draw:layer="layout" svg:x1="13cm" svg:y1="7.998cm" svg:x2="11cm" svg:y2="7.998cm">
          <text:p/>
        </draw:line>
        <draw:frame draw:style-name="gr56" draw:text-style-name="P10" draw:layer="layout" svg:width="5.574cm" svg:height="1.673cm" svg:x="9cm" svg:y="3.526cm">
          <draw:text-box>
            <text:p><text:span text:style-name="T8">New </text:span><text:span text:style-name="T8">insertion of </text:span><text:span text:style-name="T8">a</text:span></text:p>
            <text:p><text:span text:style-name="T8">key-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5.499cm" svg:height="0.749cm" svg:x="7.5cm" svg:y="7.998cm" svg:viewBox="0 0 5500 750" svg:d="M5500 0c-500 1000-5000 1000-5500 0">
          <text:p/>
        </draw:path>
        <draw:frame draw:style-name="gr47" draw:text-style-name="P10" draw:layer="layout" svg:width="2.585cm" svg:height="0.962cm" svg:x="9.001cm" svg:y="2.726cm">
          <draw:text-box>
            <text:p><text:span text:style-name="T8">Ope. 2.</text:span></text:p>
          </draw:text-box>
        </draw:frame>
        <draw:path draw:style-name="gr64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9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4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0" draw:text-style-name="P2" draw:layer="layout" svg:x1="8.435cm" svg:y1="7.792cm" svg:x2="7.935cm" svg:y2="8.205cm">
            <text:p/>
          </draw:line>
          <draw:line draw:style-name="gr60" draw:text-style-name="P2" draw:layer="layout" svg:x1="8.085cm" svg:y1="7.792cm" svg:x2="8.285cm" svg:y2="8.205cm">
            <text:p/>
          </draw:line>
        </draw:g>
        <draw:g>
          <draw:line draw:style-name="gr60" draw:text-style-name="P2" draw:layer="layout" svg:x1="11.435cm" svg:y1="7.793cm" svg:x2="10.935cm" svg:y2="8.206cm">
            <text:p/>
          </draw:line>
          <draw:line draw:style-name="gr60" draw:text-style-name="P2" draw:layer="layout" svg:x1="11.085cm" svg:y1="7.793cm" svg:x2="11.285cm" svg:y2="8.206cm">
            <text:p/>
          </draw:line>
        </draw:g>
        <draw:g>
          <draw:line draw:style-name="gr60" draw:text-style-name="P2" draw:layer="layout" svg:x1="9.059cm" svg:y1="5.793cm" svg:x2="8.559cm" svg:y2="6.206cm">
            <text:p/>
          </draw:line>
          <draw:line draw:style-name="gr60" draw:text-style-name="P2" draw:layer="layout" svg:x1="8.709cm" svg:y1="5.793cm" svg:x2="8.909cm" svg:y2="6.206cm">
            <text:p/>
          </draw:line>
        </draw:g>
        <draw:g>
          <draw:line draw:style-name="gr60" draw:text-style-name="P2" draw:layer="layout" svg:x1="12.059cm" svg:y1="5.794cm" svg:x2="11.559cm" svg:y2="6.207cm">
            <text:p/>
          </draw:line>
          <draw:line draw:style-name="gr60" draw:text-style-name="P2" draw:layer="layout" svg:x1="11.709cm" svg:y1="5.794cm" svg:x2="11.909cm" svg:y2="6.207cm">
            <text:p/>
          </draw:line>
        </draw:g>
        <draw:path draw:style-name="gr38" draw:text-style-name="P2" draw:layer="layout" svg:width="4.628cm" svg:height="7.803cm" draw:transform="rotate (-1.03899450371222) translate (16.707616430811cm 4.12264121835148cm)" svg:viewBox="0 0 4629 7804" svg:d="M0 7782c819 482 5383-7275 4521-7782">
          <text:p/>
        </draw:path>
        <draw:custom-shape draw:style-name="gr7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9.001cm" svg:y1="8.001cm" svg:x2="17.001cm" svg:y2="8.001cm">
          <text:p/>
        </draw:line>
        <draw:line draw:style-name="gr70" draw:text-style-name="P2" draw:layer="layout" svg:x1="19.001cm" svg:y1="6.001cm" svg:x2="21.001cm" svg:y2="6.001cm">
          <text:p/>
        </draw:line>
        <draw:path draw:style-name="gr58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53" draw:text-style-name="P13" draw:layer="layout" svg:width="2.016cm" svg:height="1.673cm" svg:x="18.001cm" svg:y="6.196cm">
          <draw:text-box>
            <text:p><text:span text:style-name="T10">key-</text:span></text:p>
            <text:p><text:span text:style-name="T10">value</text:span></text:p>
          </draw:text-box>
        </draw:frame>
        <draw:path draw:style-name="gr59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60" draw:text-style-name="P2" draw:layer="layout" svg:x1="16.831cm" svg:y1="7.927cm" svg:x2="16.331cm" svg:y2="8.34cm">
            <text:p/>
          </draw:line>
          <draw:line draw:style-name="gr60" draw:text-style-name="P2" draw:layer="layout" svg:x1="16.481cm" svg:y1="7.927cm" svg:x2="16.681cm" svg:y2="8.34cm">
            <text:p/>
          </draw:line>
        </draw:g>
        <draw:g>
          <draw:line draw:style-name="gr60" draw:text-style-name="P2" draw:layer="layout" svg:x1="21.671cm" svg:y1="5.678cm" svg:x2="21.171cm" svg:y2="6.091cm">
            <text:p/>
          </draw:line>
          <draw:line draw:style-name="gr60" draw:text-style-name="P2" draw:layer="layout" svg:x1="21.321cm" svg:y1="5.678cm" svg:x2="21.521cm" svg:y2="6.091cm">
            <text:p/>
          </draw:line>
        </draw:g>
        <draw:line draw:style-name="gr70" draw:text-style-name="P2" draw:layer="layout" svg:x1="16.001cm" svg:y1="6cm" svg:x2="18.001cm" svg:y2="6cm">
          <text:p/>
        </draw:line>
        <draw:line draw:style-name="gr70" draw:text-style-name="P2" draw:layer="layout" svg:x1="22.002cm" svg:y1="8cm" svg:x2="20.002cm" svg:y2="8cm">
          <text:p/>
        </draw:line>
        <draw:frame draw:style-name="gr46" draw:text-style-name="P13" draw:layer="layout" svg:width="4.583cm" svg:height="1.673cm" svg:x="13.707cm" svg:y="8.7cm">
          <draw:text-box>
            <text:p><text:span text:style-name="T10">Moving </text:span><text:span text:style-name="T10">stored</text:span></text:p>
            <text:p><text:span text:style-name="T11">key-value </text:span><text:span text:style-name="T11">pair.</text:span></text:p>
          </draw:text-box>
        </draw:frame>
        <draw:frame draw:style-name="gr47" draw:text-style-name="P13" draw:layer="layout" svg:width="2.585cm" svg:height="0.962cm" svg:x="11.503cm" svg:y="8.671cm">
          <draw:text-box>
            <text:p><text:span text:style-name="T10">Ope. 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16.001cm" svg:y1="13cm" svg:x2="16.001cm" svg:y2="11.3cm">
          <text:p/>
        </draw:line>
        <draw:line draw:style-name="gr42" draw:text-style-name="P11" draw:layer="layout" svg:x1="22.001cm" svg:y1="13cm" svg:x2="22.001cm" svg:y2="11.3cm">
          <text:p/>
        </draw:line>
        <draw:line draw:style-name="gr42" draw:text-style-name="P11" draw:layer="layout" svg:x1="19.001cm" svg:y1="12cm" svg:x2="19.001cm" svg:y2="11.3cm">
          <text:p/>
        </draw:line>
        <draw:line draw:style-name="gr42" draw:text-style-name="P11" draw:layer="layout" svg:x1="7.001cm" svg:y1="13cm" svg:x2="7.001cm" svg:y2="11.3cm">
          <text:p/>
        </draw:line>
        <draw:line draw:style-name="gr42" draw:text-style-name="P11" draw:layer="layout" svg:x1="13.001cm" svg:y1="13cm" svg:x2="13.001cm" svg:y2="11.3cm">
          <text:p/>
        </draw:line>
        <draw:line draw:style-name="gr42" draw:text-style-name="P11" draw:layer="layout" svg:x1="10.001cm" svg:y1="12cm" svg:x2="10.001cm" svg:y2="11.3cm">
          <text:p/>
        </draw:line>
        <draw:frame draw:style-name="gr57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1cm" svg:y="10.517cm">
          <draw:text-box>
            <text:p><text:span text:style-name="T4">prevIdx_f</text:span></text:p>
          </draw:text-box>
        </draw:frame>
        <draw:frame draw:style-name="gr62" draw:text-style-name="P7" draw:layer="layout" svg:width="3.076cm" svg:height="0.962cm" svg:x="11.48cm" svg:y="10.517cm">
          <draw:text-box>
            <text:p><text:span text:style-name="T4">nextIdx_f</text:span></text:p>
          </draw:text-box>
        </draw:frame>
        <draw:frame draw:style-name="gr48" draw:text-style-name="P7" draw:layer="layout" svg:width="3.283cm" svg:height="0.962cm" svg:x="14.362cm" svg:y="10.519cm">
          <draw:text-box>
            <text:p><text:span text:style-name="T4">prevIdx_e</text:span></text:p>
          </draw:text-box>
        </draw:frame>
        <draw:frame draw:style-name="gr66" draw:text-style-name="P7" draw:layer="layout" svg:width="3.249cm" svg:height="0.962cm" svg:x="20.363cm" svg:y="10.519cm">
          <draw:text-box>
            <text:p><text:span text:style-name="T4">nextIdx_e</text:span></text:p>
          </draw:text-box>
        </draw:frame>
        <draw:frame draw:style-name="gr49" draw:text-style-name="P7" draw:layer="layout" svg:width="2.051cm" svg:height="0.962cm" svg:x="17.964cm" svg:y="10.519cm">
          <draw:text-box>
            <text:p><text:span text:style-name="T4">Idx_e</text:span></text:p>
          </draw:text-box>
        </draw:frame>
        <draw:line draw:style-name="gr50" draw:text-style-name="P11" draw:layer="layout" svg:x1="7.001cm" svg:y1="11.774cm" svg:x2="10.001cm" svg:y2="11.774cm">
          <text:p/>
        </draw:line>
        <draw:frame draw:style-name="gr67" draw:text-style-name="P8" draw:layer="layout" svg:width="2.263cm" svg:height="0.962cm" svg:x="7.369cm" svg:y="11.666cm">
          <draw:text-box>
            <text:p><text:span text:style-name="T4">prev_f</text:span></text:p>
          </draw:text-box>
        </draw:frame>
        <draw:line draw:style-name="gr50" draw:text-style-name="P11" draw:layer="layout" svg:x1="10.001cm" svg:y1="11.771cm" svg:x2="13.001cm" svg:y2="11.771cm">
          <text:p/>
        </draw:line>
        <draw:frame draw:style-name="gr71" draw:text-style-name="P8" draw:layer="layout" svg:width="2.229cm" svg:height="0.962cm" svg:x="10.369cm" svg:y="11.663cm">
          <draw:text-box>
            <text:p><text:span text:style-name="T4">next_f</text:span></text:p>
          </draw:text-box>
        </draw:frame>
        <draw:line draw:style-name="gr50" draw:text-style-name="P11" draw:layer="layout" svg:x1="7.001cm" svg:y1="12.771cm" svg:x2="13.001cm" svg:y2="12.774cm">
          <text:p/>
        </draw:line>
        <draw:frame draw:style-name="gr72" draw:text-style-name="P8" draw:layer="layout" svg:width="3.812cm" svg:height="0.962cm" svg:x="8.097cm" svg:y="12.663cm">
          <draw:text-box>
            <text:p><text:span text:style-name="T4">prev2next_f</text:span></text:p>
          </draw:text-box>
        </draw:frame>
        <draw:line draw:style-name="gr50" draw:text-style-name="P11" draw:layer="layout" svg:x1="16.001cm" svg:y1="11.78cm" svg:x2="19.001cm" svg:y2="11.78cm">
          <text:p/>
        </draw:line>
        <draw:frame draw:style-name="gr51" draw:text-style-name="P8" draw:layer="layout" svg:width="2.437cm" svg:height="0.962cm" svg:x="16.283cm" svg:y="11.672cm">
          <draw:text-box>
            <text:p><text:span text:style-name="T4">prev_e</text:span></text:p>
          </draw:text-box>
        </draw:frame>
        <draw:line draw:style-name="gr50" draw:text-style-name="P11" draw:layer="layout" svg:x1="19.001cm" svg:y1="11.777cm" svg:x2="22.001cm" svg:y2="11.777cm">
          <text:p/>
        </draw:line>
        <draw:frame draw:style-name="gr68" draw:text-style-name="P8" draw:layer="layout" svg:width="2.403cm" svg:height="0.962cm" svg:x="19.299cm" svg:y="11.669cm">
          <draw:text-box>
            <text:p><text:span text:style-name="T4">next_e</text:span></text:p>
          </draw:text-box>
        </draw:frame>
        <draw:line draw:style-name="gr50" draw:text-style-name="P11" draw:layer="layout" svg:x1="16.001cm" svg:y1="12.777cm" svg:x2="22.001cm" svg:y2="12.78cm">
          <text:p/>
        </draw:line>
        <draw:frame draw:style-name="gr69" draw:text-style-name="P8" draw:layer="layout" svg:width="3.986cm" svg:height="0.962cm" svg:x="17.011cm" svg:y="12.669cm">
          <draw:text-box>
            <text:p><text:span text:style-name="T4">prev2next_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16:08:31.388006266</dc:date>
    <meta:editing-duration>PT7H46M27S</meta:editing-duration>
    <meta:editing-cycles>221</meta:editing-cycles>
    <meta:generator>LibreOffice/5.1.6.2$Linux_X86_64 LibreOffice_project/10m0$Build-2</meta:generator>
    <meta:document-statistic meta:object-count="512"/>
  </office:meta>
</office:document-meta>
</file>